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 svg:font-family="arial, sans-serif"/>
    <style:font-face style:name="courier new" svg:font-family="'courier new', monospace"/>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fo:line-height="135%"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style:style>
    <style:style style:name="P2" style:family="paragraph" style:parent-style-name="Text_20_body">
      <style:paragraph-properties fo:margin-left="0in" fo:margin-right="0in" fo:margin-top="0in" fo:margin-bottom="0in" fo:line-height="135%"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style:font-weight-asian="bold" style:font-weight-complex="bold"/>
    </style:style>
    <style:style style:name="P3" style:family="paragraph" style:parent-style-name="Text_20_body">
      <style:paragraph-properties fo:margin-left="0in" fo:margin-right="0in" fo:margin-top="0in" fo:margin-bottom="0in" fo:line-height="135%"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fo:background-color="#ffffff"/>
    </style:style>
    <style:style style:name="P4" style:family="paragraph" style:parent-style-name="Text_20_body">
      <style:paragraph-properties fo:margin-left="0in" fo:margin-right="0in" fo:margin-top="0in" fo:margin-bottom="0in" fo:line-height="135%"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style:style>
    <style:style style:name="P5" style:family="paragraph" style:parent-style-name="Text_20_body">
      <style:paragraph-properties fo:margin-left="0in" fo:margin-right="0in" fo:margin-top="0in" fo:margin-bottom="0in" fo:line-height="135%"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normal" fo:background-color="#ffffff"/>
    </style:style>
    <style:style style:name="P6" style:family="paragraph" style:parent-style-name="Text_20_body">
      <style:paragraph-properties fo:margin-left="0in" fo:margin-right="0in" fo:margin-top="0in" fo:margin-bottom="0in" fo:line-height="135%" fo:text-align="start" style:justify-single-word="false" fo:orphans="2" fo:widows="2" fo:text-indent="0in" style:auto-text-indent="false" fo:padding="0in" fo:border="none"/>
      <style:text-properties fo:font-variant="normal" fo:text-transform="none" fo:color="#000000" style:font-name="arial" fo:font-size="12pt" fo:letter-spacing="normal" fo:font-style="italic" fo:font-weight="normal"/>
    </style:style>
    <style:style style:name="P7" style:family="paragraph" style:parent-style-name="Text_20_body">
      <style:paragraph-properties fo:margin-left="0in" fo:margin-right="0in" fo:margin-top="0in" fo:margin-bottom="0in" fo:line-height="135%" fo:text-align="start" style:justify-single-word="false" fo:orphans="2" fo:widows="2" fo:text-indent="0in" style:auto-text-indent="false" fo:padding="0in" fo:border="none"/>
      <style:text-properties fo:font-variant="normal" fo:text-transform="none" fo:color="#808080" style:font-name="arial" fo:font-size="12pt" fo:letter-spacing="normal" fo:font-style="normal" fo:font-weight="bold"/>
    </style:style>
    <style:style style:name="P8" style:family="paragraph" style:parent-style-name="Text_20_body">
      <style:paragraph-properties fo:margin-left="0in" fo:margin-right="0in" fo:margin-top="0in" fo:margin-bottom="0in" fo:line-height="135%" fo:text-align="start" style:justify-single-word="false" fo:orphans="2" fo:widows="2" fo:text-indent="0in" style:auto-text-indent="false" fo:padding="0in" fo:border="none"/>
    </style:style>
    <style:style style:name="P9" style:family="paragraph" style:parent-style-name="Text_20_body">
      <style:paragraph-properties fo:margin-left="0in" fo:margin-right="0in" fo:margin-top="0in" fo:margin-bottom="0in" fo:line-height="135%" fo:text-align="start" style:justify-single-word="false" fo:orphans="2" fo:widows="2" fo:text-indent="0in" style:auto-text-indent="false" style:border-line-width-bottom="0.0008in 0.0138in 0.0008in" fo:padding="0.0291in" fo:border-left="none" fo:border-right="none" fo:border-top="none" fo:border-bottom="0.0154in double #000000" style:join-border="false"/>
      <style:text-properties style:font-name="arial" fo:font-size="12pt"/>
    </style:style>
    <style:style style:name="P10" style:family="paragraph" style:parent-style-name="Text_20_body">
      <style:paragraph-properties fo:margin-top="0in" fo:margin-bottom="0in" fo:orphans="2" fo:widows="2"/>
      <style:text-properties style:font-name="arial" fo:font-size="12pt"/>
    </style:style>
    <style:style style:name="P11" style:family="paragraph" style:parent-style-name="Text_20_body">
      <style:paragraph-properties fo:margin-top="0in" fo:margin-bottom="0in" fo:orphans="2" fo:widows="2"/>
      <style:text-properties fo:font-variant="normal" fo:text-transform="none" fo:color="#000000" style:font-name="arial" fo:font-size="12pt" fo:letter-spacing="normal" fo:font-style="normal" fo:font-weight="bold"/>
    </style:style>
    <style:style style:name="P12" style:family="paragraph" style:parent-style-name="Text_20_body">
      <style:paragraph-properties fo:margin-top="0in" fo:margin-bottom="0in" fo:line-height="135%" fo:text-align="start" style:justify-single-word="false" fo:padding="0in" fo:border="none"/>
      <style:text-properties style:font-name="arial" fo:font-size="12pt"/>
    </style:style>
    <style:style style:name="P13" style:family="paragraph" style:parent-style-name="Text_20_body">
      <style:paragraph-properties fo:orphans="2" fo:widows="2" style:border-line-width-bottom="0.0008in 0.0138in 0.0008in" fo:padding="0.0291in" fo:border-left="none" fo:border-right="none" fo:border-top="none" fo:border-bottom="0.0154in double #000000" style:join-border="false"/>
      <style:text-properties style:font-name="arial" fo:font-size="12pt"/>
    </style:style>
    <style:style style:name="P14" style:family="paragraph" style:parent-style-name="Text_20_body">
      <style:paragraph-properties fo:margin-left="0in" fo:margin-right="0.0937in" fo:margin-top="0in" fo:margin-bottom="0in" fo:line-height="135%" fo:text-align="start" style:justify-single-word="false" fo:orphans="2" fo:widows="2" fo:text-indent="0in" style:auto-text-indent="false" fo:padding="0in" fo:border="none"/>
      <style:text-properties fo:font-variant="normal" fo:text-transform="none" fo:color="#000000" style:text-line-through-style="none" fo:letter-spacing="normal" style:text-underline-style="none" style:text-blinking="false"/>
    </style:style>
    <style:style style:name="P15" style:family="paragraph" style:parent-style-name="Text_20_body">
      <style:paragraph-properties fo:margin-left="0in" fo:margin-right="0in" fo:margin-top="0in" fo:margin-bottom="0in" fo:line-height="135%" fo:text-align="start" style:justify-single-word="false" fo:orphans="2" fo:widows="2" fo:text-indent="0in" style:auto-text-indent="false" fo:padding="0in" fo:border="none"/>
      <style:text-properties fo:font-variant="normal" fo:text-transform="none" fo:color="#000000" style:font-name="arial" fo:font-size="12pt" fo:letter-spacing="normal" fo:font-style="normal" fo:font-weight="bold"/>
    </style:style>
    <style:style style:name="P16" style:family="paragraph" style:parent-style-name="Text_20_body">
      <style:paragraph-properties fo:margin-top="0in" fo:margin-bottom="0in" fo:line-height="135%" fo:text-align="start" style:justify-single-word="false" fo:orphans="2" fo:widows="2" fo:padding="0in" fo:border="none"/>
      <style:text-properties fo:font-variant="normal" fo:text-transform="none" fo:color="#808080" style:font-name="arial" fo:font-size="12pt" fo:letter-spacing="normal" fo:font-style="normal" fo:font-weight="bold"/>
    </style:style>
    <style:style style:name="T1" style:family="text">
      <style:text-properties fo:font-variant="normal" fo:text-transform="none" fo:color="#000000" style:font-name="courier new" fo:letter-spacing="normal" fo:font-style="normal" fo:font-weight="bold"/>
    </style:style>
    <style:style style:name="T2" style:family="text">
      <style:text-properties fo:font-variant="normal" fo:text-transform="none" fo:color="#000000" style:font-name="arial" fo:font-size="12pt" fo:letter-spacing="normal" fo:font-style="normal" fo:font-weight="bold"/>
    </style:style>
    <style:style style:name="T3" style:family="text">
      <style:text-properties fo:font-variant="normal" fo:text-transform="none" fo:color="#000000" style:font-name="arial" fo:font-size="12pt" fo:letter-spacing="normal" fo:font-style="normal" fo:font-weight="normal"/>
    </style:style>
    <style:style style:name="T4" style:family="text">
      <style:text-properties fo:font-variant="normal" fo:text-transform="none" fo:color="#000000" style:font-name="arial" fo:font-size="12pt" fo:letter-spacing="normal" fo:font-style="normal" fo:font-weight="normal" fo:background-color="#fafafa"/>
    </style:style>
    <style:style style:name="T5" style:family="text">
      <style:text-properties fo:font-variant="normal" fo:text-transform="none" fo:color="#003ea8" style:font-name="arial" fo:font-size="12pt" fo:letter-spacing="normal" fo:font-style="normal" fo:font-weight="normal"/>
    </style:style>
    <style:style style:name="T6" style:family="text">
      <style:text-properties fo:font-variant="normal" fo:text-transform="none" fo:color="#000088" style:font-name="monospace" fo:font-size="12pt" fo:letter-spacing="normal" fo:font-style="normal" fo:font-weight="normal" fo:background-color="#fafafa"/>
    </style:style>
    <style:style style:name="T7" style:family="text">
      <style:text-properties fo:font-variant="normal" fo:text-transform="none" fo:color="#660066" style:font-name="monospace" fo:font-size="12pt" fo:letter-spacing="normal" fo:font-style="normal" fo:font-weight="normal" fo:background-color="#fafafa"/>
    </style:style>
    <style:style style:name="T8" style:family="text">
      <style:text-properties fo:font-variant="normal" fo:text-transform="none" fo:color="#666600" style:font-name="monospace" fo:font-size="12pt" fo:letter-spacing="normal" fo:font-style="normal" fo:font-weight="normal" fo:background-color="#fafafa"/>
    </style:style>
    <style:style style:name="T9" style:family="text">
      <style:text-properties fo:font-variant="normal" fo:text-transform="none" fo:color="#008800" style:font-name="monospace" fo:font-size="12pt" fo:letter-spacing="normal" fo:font-style="normal" fo:font-weight="normal" fo:background-color="#fafafa"/>
    </style:style>
    <style:style style:name="T10" style:family="text">
      <style:text-properties fo:font-variant="normal" fo:text-transform="none" fo:color="#007000" style:font-name="monospace" fo:font-size="12pt" fo:letter-spacing="normal" fo:font-style="normal" fo:font-weight="normal"/>
    </style:style>
    <style:style style:name="T11" style:family="text">
      <style:text-properties fo:font-variant="normal" fo:text-transform="none" fo:color="#333333" style:font-name="arial" fo:font-size="12pt" fo:letter-spacing="normal" fo:font-style="normal" fo:font-weight="normal"/>
    </style:style>
    <style:style style:name="T12" style:family="text">
      <style:text-properties fo:font-variant="normal" fo:text-transform="none" fo:color="#333333" style:font-name="arial" fo:font-size="12pt" fo:letter-spacing="normal" fo:font-style="italic" fo:font-weight="normal"/>
    </style:style>
    <style:style style:name="T13" style:family="text">
      <style:text-properties fo:font-variant="normal" fo:text-transform="none" fo:color="#006699" style:font-name="arial" fo:font-size="12pt" fo:letter-spacing="normal" fo:font-style="normal" fo:font-weight="normal"/>
    </style:style>
    <style:style style:name="T14" style:family="text">
      <style:text-properties fo:font-weight="bold"/>
    </style:style>
    <style:style style:name="T15" style:family="text">
      <style:text-properties fo:font-weight="bold" fo:background-color="#ffffff"/>
    </style:style>
    <style:style style:name="T16" style:family="text">
      <style:text-properties fo:background-color="#ffffff"/>
    </style:style>
    <style:style style:name="T17" style:family="text">
      <style:text-properties fo:font-style="italic"/>
    </style:style>
    <style:style style:name="T18" style:family="text">
      <style:text-properties style:font-name="monospace"/>
    </style:style>
    <style:style style:name="T19" style:family="text">
      <style:text-properties fo:color="#666600" style:font-name="monospace"/>
    </style:style>
    <style:style style:name="T20" style:family="text">
      <style:text-properties fo:color="#666600" style:font-name="monospace" fo:background-color="#fafafa"/>
    </style:style>
    <style:style style:name="T21" style:family="text">
      <style:text-properties fo:color="#008800" style:font-name="monospace"/>
    </style:style>
    <style:style style:name="T22" style:family="text">
      <style:text-properties fo:color="#008800" style:font-name="monospace" fo:background-color="#fafafa"/>
    </style:style>
    <style:style style:name="T23" style:family="text">
      <style:text-properties fo:color="#000088" style:font-name="monospace"/>
    </style:style>
    <style:style style:name="T24" style:family="text">
      <style:text-properties fo:color="#660066" style:font-name="monospace"/>
    </style:style>
    <style:style style:name="T25" style:family="text">
      <style:text-properties fo:color="#660066" style:font-name="monospace" fo:background-color="#fafafa"/>
    </style:style>
    <style:style style:name="T26" style:family="text">
      <style:text-properties fo:color="#007000" style:font-name="monospace"/>
    </style:style>
    <style:style style:name="T27" style:family="text">
      <style:text-properties fo:color="#333333"/>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3752in" svg:y="-0.0311in" svg:width="0.1772in" draw:z-index="2">
        <draw:text-box fo:min-height="0.1874in">
          <text:p text:style-name="Text_20_body"/>
        </draw:text-box>
      </draw:frame>
      <draw:frame draw:style-name="fr1" draw:name="Frame4" text:anchor-type="page" text:anchor-page-number="1" svg:x="0.3752in" svg:y="-0.0311in" svg:width="0.1772in" draw:z-index="3">
        <draw:text-box fo:min-height="0.1874in">
          <text:p text:style-name="Text_20_body"/>
        </draw:text-box>
      </draw:frame>
      <text:p text:style-name="P1">Setup/Config</text:p>
      <text:p text:style-name="P8"/>
      <text:p text:style-name="P4">SDK is modular:</text:p>
      <text:p text:style-name="P4">platform</text:p>
      <text:p text:style-name="P4">add-ons</text:p>
      <text:p text:style-name="P4">tools</text:p>
      <text:p text:style-name="P4">API doc</text:p>
      <text:p text:style-name="P8"/>
      <text:p text:style-name="P2">Tools</text:p>
      <text:p text:style-name="P4">Android SDK and AVD Manager - download other components from their repository (works like a package manger)</text:p>
      <text:p text:style-name="P8"/>
      <text:p text:style-name="P2">Platforms</text:p>
      <text:p text:style-name="P4">android libraries and system image. emulator skins, platform-specific tools.</text:p>
      <text:p text:style-name="P8"/>
      <text:p text:style-name="P2">Add-ons</text:p>
      <text:p text:style-name="P9">development environment for specific android external lib or custom android image</text:p>
      <text:p text:style-name="P11">Acronyms, definitions</text:p>
      <text:p text:style-name="P13">AVD = Android Virtual Device (part of the emulator) </text:p>
      <text:p text:style-name="P10"/>
      <text:p text:style-name="P10"/>
      <text:p text:style-name="P10"><text:span text:style-name="T1">Architecture (</text:span><text:a xlink:type="simple" xlink:href="http://developer.android.com/guide/basics/what-is-android.html" office:target-frame-name="_blank" xlink:show="new">http://developer.android.com/guide/basics/what-is-android.html</text:a><text:a xlink:type="simple" xlink:href="http://developer.android.com/guide/basics/what-is-android.html" office:target-frame-name="_blank" xlink:show="new">)</text:a></text:p>
      <text:p text:style-name="P8"/>
      <text:p text:style-name="P3">The android software stack:</text:p>
      <text:p text:style-name="P8"/>
      <text:p text:style-name="P4"><text:span text:style-name="T15">Applications</text:span><text:span text:style-name="T16"> (Home, Contacts, Phone, Browser, etc)</text:span></text:p>
      <text:p text:style-name="P4"><text:span text:style-name="T15">Application Framework</text:span><text:span text:style-name="T16"> (Activity Manager, View System, Telephony Mgr, etc)</text:span></text:p>
      <text:p text:style-name="P4"><text:span text:style-name="T15">Libraries/Android Runtime</text:span><text:span text:style-name="T16"> (SSL, WebKit, SQLite, FreeType, Core Libraries, Dalvik VM)</text:span></text:p>
      <text:p text:style-name="P4"><text:span text:style-name="T15">Linux Kernel</text:span><text:span text:style-name="T16"> (Display Driver, Camera Driver, Flash mem driver, Wifi, Audio Drivers, etc)</text:span></text:p>
      <text:p text:style-name="P8"/>
      <text:p text:style-name="P3">APPLICATION FRAMEWORK</text:p>
      <text:p text:style-name="P4"><text:span text:style-name="T15">Views</text:span><text:span text:style-name="T16"> - Views are views</text:span></text:p>
      <text:p text:style-name="P4"><text:span text:style-name="T15">Content Providers</text:span><text:span text:style-name="T16"> - allow apps to access data from other apps</text:span></text:p>
      <text:p text:style-name="P4"><text:span text:style-name="T15">Resource Manager</text:span><text:span text:style-name="T16"> - access to non-code resources e.g. localized strings, graphics, layout files</text:span></text:p>
      <text:p text:style-name="P4"><text:span text:style-name="T15">Notification Manager</text:span><text:span text:style-name="T16"> - apps can display alerts to status bar</text:span></text:p>
      <text:p text:style-name="P4"><text:soft-page-break/><text:span text:style-name="T15">Activity Manager</text:span><text:span text:style-name="T16"> - manage lifecycle of apps, "common navigation backstack" whatever that means.</text:span></text:p>
      <text:p text:style-name="P8"/>
      <text:p text:style-name="P3">LIBRARIES</text:p>
      <text:p text:style-name="P4"><text:span text:style-name="T15">System C lib</text:span><text:span text:style-name="T16"> - BSD based impl of standard C system lib (libc), tuned for embedded linux.</text:span></text:p>
      <text:p text:style-name="P4"><text:span text:style-name="T15">Media libs</text:span><text:span text:style-name="T16"> - based on OpenCORE. video and audio libs</text:span></text:p>
      <text:p text:style-name="P4"><text:span text:style-name="T15">Surface Manager</text:span><text:span text:style-name="T16"> - access to display subsystem. 2D, 3D graphics layers for multiple apps.</text:span></text:p>
      <text:p text:style-name="P4"><text:span text:style-name="T15">LibWebCore</text:span><text:span text:style-name="T16"> - web browser engine. </text:span></text:p>
      <text:p text:style-name="P4"><text:span text:style-name="T15">SGL - </text:span><text:span text:style-name="T16">underlying 2D graphics engine</text:span></text:p>
      <text:p text:style-name="P4"><text:span text:style-name="T15">3D libs </text:span><text:span text:style-name="T16">- based on OpenGL</text:span><text:span text:style-name="T15">.</text:span><text:span text:style-name="T16"> Talks to hardware acceleration if avail, else uses software for rendering 3D stuff.</text:span></text:p>
      <text:p text:style-name="P4"><text:span text:style-name="T15">FreeType</text:span><text:span text:style-name="T16"> - bitmap and vector font rendering</text:span></text:p>
      <text:p text:style-name="P4"><text:span text:style-name="T15">SQLite</text:span><text:span text:style-name="T16"> - db engine for apps to use</text:span></text:p>
      <text:p text:style-name="P8"/>
      <text:p text:style-name="P3">ANDROID RUNTIME</text:p>
      <text:p text:style-name="P5">Core android libs (replacement of the core java libs, retains most of the functionality that is relevant to android development). </text:p>
      <text:p text:style-name="P5">NOTE: every android app runs in its own process, with its own VM instance. Dalvik is designed to be efficient while running multiple VMs in multiple processes.</text:p>
      <text:p text:style-name="P5">Compilation for the Dalvik VM: runs .dex executable files (Java bytecode transformed into the .dex format by the dx tool. Dalvik VM is "register based." What does that mean. What is the standard VM?</text:p>
      <text:p text:style-name="P5">Dalvik VM relies on the linux kernel for underlying functionality e.g. threading, low-level mem mgt.</text:p>
      <text:p text:style-name="P8"/>
      <text:p text:style-name="P3">LINUX KERNEL</text:p>
      <text:p text:style-name="P5">linux 2.6. core system services e.g. security, mem mgt, proc mgt, network stack, drivers. Abstraction layer between the hardware and the rest of the software system.</text:p>
      <text:p text:style-name="P8"/>
      <text:p text:style-name="P16"><draw:frame draw:style-name="fr2" draw:name="Frame2" text:anchor-type="paragraph" svg:width="0.1772in" draw:z-index="0"><draw:text-box fo:min-height="0.1665in"><text:p text:style-name="Text_20_body"/></draw:text-box></draw:frame></text:p>
      <text:p text:style-name="P1">Android Applications</text:p>
      <text:p text:style-name="P8"><text:span text:style-name="T2">(</text:span><text:a xlink:type="simple" xlink:href="http://developer.android.com/guide/topics/fundamentals.html" office:target-frame-name="_blank" xlink:show="new">http://developer.android.com/guide/topics/fundamentals.html</text:a><text:a xlink:type="simple" xlink:href="http://developer.android.com/guide/topics/fundamentals.html" office:target-frame-name="_blank" xlink:show="new">)</text:a></text:p>
      <text:p text:style-name="P8"/>
      <text:p text:style-name="P4">Written in Java, or something that can be compiled to Java bytecode. aapt tool used to bundle Java classes (and their dependencies) into android packages.</text:p>
      <text:p text:style-name="P8"/>
      <text:p text:style-name="P4"><text:soft-page-break/><text:span text:style-name="T14">Android packages</text:span> are archives (.apk files). An android package respresents one application. This is the thing users download to their system when they install an app.</text:p>
      <text:p text:style-name="P8"/>
      <text:p text:style-name="P4">Every app runs in its own process, and has its own VM. Apps are shutdown automatically by the android process when it determines it is no longer needed. Each app runs somewhat in isolation. </text:p>
      <text:p text:style-name="P8"/>
      <text:p text:style-name="P4">Each app gets its own linux user ID. By default only that app can access its files, no other apps. Apps might sometimes share a user ID and/or system process, but this is not the default behavior.</text:p>
      <text:p text:style-name="P8"/>
      <text:p text:style-name="P4"><text:span text:style-name="T17">Components</text:span> of applications. No main() function entrypoint, but essential compoents (see the doc linked above for details).</text:p>
      <text:p text:style-name="P1">Activties</text:p>
      <text:p text:style-name="P1">Services</text:p>
      <text:p text:style-name="P1">Broadcast Receivers</text:p>
      <text:p text:style-name="P1">Content Providers</text:p>
      <text:p text:style-name="P8"/>
      <text:p text:style-name="P6">Activities</text:p>
      <text:p text:style-name="P4">something the user can do, and the UI that goes with it. e.g. an activity might present the user with a list and let him select from it. text message app:</text:p>
      <text:p text:style-name="P4">activity 1: present list of contacts and allow selection. activity 2: UI to compose a mesasge. and so on. Extend the <text:span text:style-name="T14">Activity</text:span> base class.</text:p>
      <text:p text:style-name="P8"/>
      <text:p text:style-name="P4">One of the activities is probably marked as the first one to be done when the app launches. Change from one activity to the next when an one activity starts another one.</text:p>
      <text:p text:style-name="P8"/>
      <text:p text:style-name="P4">An activity usually goes in one window, but you can make it do whatever if you're smart.</text:p>
      <text:p text:style-name="P8"/>
      <text:p text:style-name="P6">Services</text:p>
      <text:p text:style-name="P4">No visual interface, runs in background, indefinitely. Extend <text:span text:style-name="T14">Service</text:span> base class. Example, media player (service) continues playing even after the user moves on from the player's UI and goes to the browser or whatever.</text:p>
      <text:p text:style-name="P8"/>
      <text:p text:style-name="P4">You can bind to running services from your app. The service will be started if not already running.</text:p>
      <text:p text:style-name="P8"><text:soft-page-break/></text:p>
      <text:p text:style-name="P8"><text:span text:style-name="T2">Like activities and the other components, services run in the main thread of the app's process.</text:span><text:span text:style-name="T3"> More info in </text:span><text:a xlink:type="simple" xlink:href="http://developer.android.com/guide/topics/fundamentals.html#procthread" office:target-frame-name="_blank" xlink:show="new"><text:span text:style-name="T5">Processes and Threads</text:span></text:a><text:span text:style-name="T3">. </text:span></text:p>
      <text:p text:style-name="P8"/>
      <text:p text:style-name="P6">Broadcast Receivers</text:p>
      <text:p text:style-name="P4">Receives and reacts to broadcast announcements. Maybe broadcats originate from system code, e.g. timezone has changed, batt is low, language preference changed, etc. Apps may also broadcast, e.g. I'm done downloading something and ready to be used. Extend <text:span text:style-name="T14">BroadcastReceiver</text:span> base class.</text:p>
      <text:p text:style-name="P8"/>
      <text:p text:style-name="P4">No user interface, but may start an Activity as a result of hearing a certain broadcast. Or may use <text:span text:style-name="T14">NotifcationManager</text:span> to alert the user.</text:p>
      <text:p text:style-name="P8"/>
      <text:p text:style-name="P6">Content Providers</text:p>
      <text:p text:style-name="P4">Makes some set of this application's data avail to other apps. Data might be stored in a filesystem, SQLite db, etc. Extends <text:span text:style-name="T14">ContentProvider</text:span> base class. ContentProvider will have implementations of methods that allow other apps to store and retrieve data, but other apps will not call these directly. They will use <text:span text:style-name="T14">ContentResolver</text:span> instead. ContentResolver cooperates with ContentProvider to manage any interprocess communication that might be involved in loading/storing the data.</text:p>
      <text:p text:style-name="P8"/>
      <text:p text:style-name="P8"><text:span text:style-name="T3">More info on content providers </text:span><text:a xlink:type="simple" xlink:href="http://developer.android.com/guide/topics/providers/content-providers.html" office:target-frame-name="_blank" xlink:show="new"><text:span text:style-name="T5">here.</text:span></text:a></text:p>
      <text:p text:style-name="P8"/>
      <text:p text:style-name="P8"/>
      <text:p text:style-name="P8"/>
      <text:p text:style-name="P7"><draw:frame draw:style-name="fr2" draw:name="Frame5" text:anchor-type="paragraph" svg:width="0.1772in" draw:z-index="1"><draw:text-box fo:min-height="0.1665in"><text:p text:style-name="Text_20_body"/></draw:text-box></draw:frame></text:p>
      <text:p text:style-name="P1">Declarative UI stuff</text:p>
      <text:p text:style-name="P8"/>
      <text:p text:style-name="P4">Building the UIs with XML files.</text:p>
      <text:p text:style-name="P8"/>
      <text:p text:style-name="P4">Android schema.</text:p>
      <text:p text:style-name="P8"/>
      <text:p text:style-name="P4">Tree of XML elements where each node is a View. e.g.</text:p>
      <text:p text:style-name="P4"><text:span text:style-name="T19">&lt;?</text:span><text:span text:style-name="T18">xml version</text:span><text:span text:style-name="T19">=</text:span><text:span text:style-name="T21">"1.0"</text:span> <text:span text:style-name="T18">encoding</text:span><text:span text:style-name="T19">=</text:span><text:span text:style-name="T21">"utf-8"</text:span><text:span text:style-name="T19">?&gt;</text:span></text:p>
      <text:p text:style-name="P8"><text:span text:style-name="T6">&lt;TextView</text:span><text:span text:style-name="T4"> </text:span><text:span text:style-name="T7">xmlns:android</text:span><text:span text:style-name="T8">=</text:span><text:span text:style-name="T9">"</text:span><text:a xlink:type="simple" xlink:href="http://schemas.android.com/apk/res/android" office:target-frame-name="_blank" xlink:show="new">http://schemas.android.com/apk/res/android</text:a><text:span text:style-name="T9">"</text:span></text:p>
      <text:p text:style-name="P4"><text:span text:style-name="T25">android:layout_width</text:span><text:span text:style-name="T20">=</text:span><text:span text:style-name="T22">"fill_parent"</text:span></text:p>
      <text:p text:style-name="P4"><text:soft-page-break/><text:span text:style-name="T25">android:layout_height</text:span><text:span text:style-name="T20">=</text:span><text:span text:style-name="T22">"fill_parent"</text:span></text:p>
      <text:p text:style-name="P4"><text:span text:style-name="T24">android:text</text:span><text:span text:style-name="T19">=</text:span><text:span text:style-name="T21">"@string/hello"</text:span><text:span text:style-name="T23">/&gt;</text:span></text:p>
      <text:p text:style-name="P8"/>
      <text:p text:style-name="P4">What it means:</text:p>
      <text:p text:style-name="P4"><text:span text:style-name="T26">xmlns:android</text:span><text:span text:style-name="T27"> This is an XML namespace declaration that tells the Android tools that you are going to refer to common attributes defined in the Android namespace. The outermost tag in every Android layout file must have this attribute.</text:span></text:p>
      <text:p text:style-name="P8"/>
      <text:p text:style-name="P4"><text:span text:style-name="T26">android:layout_width</text:span><text:span text:style-name="T27"> This attribute defines how much of the available width on the screen this View should consume. In this case, it's the only View so you want it to take up the entire screen, which is what a value of "fill_parent" means.</text:span></text:p>
      <text:p text:style-name="P8"/>
      <text:p text:style-name="P4"><text:span text:style-name="T26">android:layout_height</text:span><text:span text:style-name="T27"> This is just like android:layout_width, except that it refers to available screen height.</text:span></text:p>
      <text:p text:style-name="P8"/>
      <text:p text:style-name="P8"><text:span text:style-name="T10">android:text</text:span><text:span text:style-name="T11"> This sets the text that the TextView should display. In this example, you use a string resource instead of a hard-coded string value. The </text:span><text:span text:style-name="T12">hello</text:span><text:span text:style-name="T11"> string is defined in the </text:span><text:span text:style-name="T12">res/values/strings.xml</text:span><text:span text:style-name="T11"> file. This is the recommended practice for inserting strings to your application, because it makes the localization of your application to other languages graceful, without need to hard-code changes to the layout file. For more information, see </text:span><text:a xlink:type="simple" xlink:href="http://developer.android.com/guide/topics/resources/resources-i18n.html" office:target-frame-name="_blank" xlink:show="new"><text:span text:style-name="T13">Resources and Internationalization</text:span></text:a><text:span text:style-name="T11">.</text:span></text:p>
      <text:p text:style-name="P4"><text:span text:style-name="T27">These XML layout files belong in the </text:span><text:span text:style-name="T26">res/layout/</text:span><text:span text:style-name="T27"> directory of your project. The "res" is short for "resources" and the directory contains all the non-code assets.</text:span></text:p>
      <text:p text:style-name="P12"/>
      <text:p text:style-name="P10"/>
      <text:p text:style-name="P10"/>
      <text:p text:style-name="P1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 svg:font-family="arial, sans-serif"/>
    <style:font-face style:name="courier new" svg:font-family="'courier new', monospace"/>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roy Nichols </meta:initial-creator>
    <meta:creation-date>2010-03-11T21:55:11.28</meta:creation-date>
    <dc:date>2010-03-11T22:52:26.64</dc:date>
    <dc:creator>Troy Nichols </dc:creator>
    <meta:editing-duration>PT00H56M07S</meta:editing-duration>
    <meta:editing-cycles>4</meta:editing-cycles>
    <meta:generator>OpenOffice.org/3.1$Win32 OpenOffice.org_project/310m19$Build-9420</meta:generator>
    <meta:document-statistic meta:table-count="0" meta:image-count="0" meta:object-count="0" meta:page-count="5" meta:paragraph-count="83" meta:word-count="1069" meta:character-count="6957"/>
  </office:meta>
</office:document-meta>
</file>